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0400000C420E2240419B3E12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66" draw:marker-end="Arrow" draw:marker-end-width="0.3cm" draw:fill="solid" draw:fill-color="#ffff66" draw:textarea-vertical-align="middl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6.31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6.31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6.31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6.3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6"/>
      <style:paragraph-properties fo:text-align="center"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3.686cm" svg:x="1cm" svg:y="0.6cm">
          <draw:image xlink:href="Pictures/100000000000110400000C420E2240419B3E1251.jpg" xlink:type="simple" xlink:show="embed" xlink:actuate="onLoad" loext:mime-type="image/jpeg">
            <text:p/>
          </draw:image>
        </draw:frame>
        <draw:line draw:style-name="gr2" draw:text-style-name="P2" draw:layer="layout" svg:x1="11.3cm" svg:y1="12.294cm" svg:x2="10.4cm" svg:y2="10.794cm">
          <text:p/>
        </draw:line>
        <draw:frame draw:style-name="gr3" draw:text-style-name="P4" draw:layer="layout" svg:width="6.814cm" svg:height="1.673cm" svg:x="10.041cm" svg:y="11.703cm">
          <draw:text-box>
            <text:p text:style-name="P3"><text:span text:style-name="T1">Power switch</text:span></text:p>
            <text:p text:style-name="P3"><text:span text:style-name="T1">Move left to power ON</text:span></text:p>
          </draw:text-box>
        </draw:frame>
        <draw:line draw:style-name="gr2" draw:text-style-name="P2" draw:layer="layout" svg:x1="8.1cm" svg:y1="12.1cm" svg:x2="8.2cm" svg:y2="11.1cm">
          <text:p/>
        </draw:line>
        <draw:frame draw:style-name="gr4" draw:text-style-name="P4" draw:layer="layout" svg:width="6.814cm" svg:height="1.673cm" svg:x="4.7cm" svg:y="11.7cm">
          <draw:text-box>
            <text:p text:style-name="P3"><text:span text:style-name="T1">SDcard slot</text:span></text:p>
          </draw:text-box>
        </draw:frame>
        <draw:frame draw:style-name="gr5" draw:text-style-name="P4" draw:layer="layout" svg:width="6.814cm" svg:height="1.673cm" svg:x="10.041cm" svg:y="11.704cm">
          <draw:text-box>
            <text:p text:style-name="P3"><text:span text:style-name="T1">Power switch</text:span></text:p>
            <text:p text:style-name="P3"><text:span text:style-name="T1">Move left to power ON</text:span></text:p>
          </draw:text-box>
        </draw:frame>
        <draw:frame draw:style-name="gr6" draw:text-style-name="P4" draw:layer="layout" svg:width="6.814cm" svg:height="1.673cm" svg:x="0.1cm" svg:y="11.727cm">
          <draw:text-box>
            <text:p text:style-name="P3"><text:span text:style-name="T1">Indicating LED</text:span></text:p>
          </draw:text-box>
        </draw:frame>
        <draw:line draw:style-name="gr2" draw:text-style-name="P2" draw:layer="layout" svg:x1="5.3cm" svg:y1="12cm" svg:x2="6.2cm" svg:y2="11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66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1:54:49.438423298</dc:date>
    <meta:editing-duration>PT2M40S</meta:editing-duration>
    <meta:editing-cycles>2</meta:editing-cycles>
    <meta:generator>LibreOffice/6.4.7.2$Linux_X86_64 LibreOffice_project/40$Build-2</meta:generator>
    <meta:document-statistic meta:object-count="8"/>
  </office:meta>
</office:document-meta>
</file>